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30">
      <style:table-cell-properties fo:border="thin solid #000000"/>
    </style:style>
    <style:style style:name="ce11" style:family="table-cell" style:parent-style-name="Default" style:data-style-name="N3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10">
            <text:p>9-15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string" table:style-name="ce9">
            <text:p>28-32</text:p>
          </table:table-cell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string" table:style-name="ce9">
            <text:p>16,26,28-32,56,7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9">
            <text:p>27-29,73-80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string" table:style-name="ce11">
            <text:p>104,112,128,30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32,43,45,46,55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string" table:style-name="ce11">
            <text:p>194,201,209,84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string" table:style-name="ce9">
            <text:p>31,8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string" table:style-name="ce9">
            <text:p>28-32</text:p>
          </table:table-cell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string" table:style-name="ce9">
            <text:p>178,76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9">
            <text:p>59,63,69,82,87,89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style-name="ce9"/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string" table:style-name="ce11">
            <text:p>55,72,102,12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string" table:style-name="ce11">
            <text:p>178,76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string" table:style-name="ce11">
            <text:p>194,196,201,8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string" table:style-name="ce11">
            <text:p>193,206,209,8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32,43,55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float" office:value="196203" table:style-name="ce11">
            <text:p>196,203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string" table:style-name="ce9">
            <text:p>66,73,94,10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9">
            <text:p>89,94,103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9">
            <text:p>78,82,112,12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9">
            <text:p>152-153,159-16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9">
            <text:p>191-198,204,20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string" table:style-name="ce9">
            <text:p>66,73,100,103,19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float" office:value="73100" table:style-name="ce11">
            <text:p>73,10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float" office:value="81" table:style-name="ce9">
            <text:p>8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float" office:value="109" table:style-name="ce9">
            <text:p>10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float" office:value="115130139148" table:style-name="ce11">
            <text:p>115,130,139,14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float" office:value="100183" table:style-name="ce11">
            <text:p>100,18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9">
            <text:p>56,6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string" table:style-name="ce9">
            <text:p>None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9">
            <text:p>41-50</text:p>
          </table:table-cell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2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RCC RCCD</meta:initial-creator>
    <dc:creator>Antonio Gines</dc:creator>
    <meta:creation-date>2017-01-25T10:21:36Z</meta:creation-date>
    <dc:date>2018-02-02T08:11:09Z</dc:date>
    <meta:print-date>2018-02-02T07:04:57Z</meta:print-date>
    <meta:editing-cycles>10</meta:editing-cycles>
    <meta:editing-duration>PT3878S</meta:editing-duration>
  </office:meta>
</office:document-meta>
</file>